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7.018cm" svg:height="9.572cm" svg:x="2.651cm" svg:y="2.03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un </meta:initial-creator>
    <meta:creation-date>2013-06-01T20:05:15</meta:creation-date>
    <dc:date>2013-06-01T20:17:18</dc:date>
    <dc:creator>arun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9cm" svg:height="9.573cm" xlink:href="." xlink:type="simple" chart:class="chart:line" chart:style-name="ch1">
        <chart:legend chart:legend-position="end" svg:x="15.146cm" svg:y="2.993cm" style:legend-expansion="high" chart:style-name="ch2"/>
        <chart:plot-area chart:style-name="ch3" chart:data-source-has-labels="both" svg:x="0.79cm" svg:y="0.899cm" svg:width="13.676cm" svg:height="8.063cm">
          <chartooo:coordinate-region svg:x="1.411cm" svg:y="1.098cm" svg:width="12.868cm" svg:height="7.217cm"/>
          <chart:axis chart:dimension="x" chart:name="primary-x" chart:style-name="ch4" chartooo:axis-type="text">
            <chart:categories table:cell-range-address="local-table.$A$2:.$A$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1" chart:label-cell-address="local-table.$B$1" chart:class="chart:line">
            <chart:data-point chart:repeated="30"/>
          </chart:series>
          <chart:series chart:style-name="ch7" chart:values-cell-range-address="local-table.$C$2:.$C$31" chart:label-cell-address="local-table.$C$1" chart:class="chart:line">
            <chart:data-point chart:repeated="30"/>
          </chart:series>
          <chart:series chart:style-name="ch8" chart:values-cell-range-address="local-table.$D$2:.$D$31" chart:label-cell-address="local-table.$D$1" chart:class="chart:line">
            <chart:data-point chart:repeated="30"/>
          </chart:series>
          <chart:series chart:style-name="ch9" chart:values-cell-range-address="local-table.$E$2:.$E$31" chart:label-cell-address="local-table.$E$1" chart:class="chart:line">
            <chart:data-point chart:repeated="30"/>
          </chart:series>
          <chart:series chart:style-name="ch10" chart:values-cell-range-address="local-table.$F$2:.$F$31" chart:label-cell-address="local-table.$F$1" chart:class="chart:line">
            <chart:data-point chart:repeated="30"/>
          </chart:series>
          <chart:series chart:style-name="ch11" chart:values-cell-range-address="local-table.$G$2:.$G$31" chart:label-cell-address="local-table.$G$1" chart:class="chart:line">
            <chart:data-point chart:repeated="30"/>
          </chart:series>
          <chart:series chart:style-name="ch12" chart:values-cell-range-address="local-table.$H$2:.$H$31" chart:label-cell-address="local-table.$H$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0</text:p>
              </table:table-cell>
              <table:table-cell office:value-type="string">
                <text:p> H5</text:p>
              </table:table-cell>
              <table:table-cell office:value-type="string">
                <text:p> H4</text:p>
              </table:table-cell>
              <table:table-cell office:value-type="string">
                <text:p> H1</text:p>
              </table:table-cell>
              <table:table-cell office:value-type="string">
                <text:p> H3</text:p>
              </table:table-cell>
              <table:table-cell office:value-type="string">
                <text:p> H6</text:p>
              </table:table-cell>
              <table:table-cell office:value-type="string">
                <text:p> H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8012">
                <text:p>1.08012</text:p>
              </table:table-cell>
              <table:table-cell office:value-type="float" office:value="1.08012">
                <text:p>1.08012</text:p>
              </table:table-cell>
              <table:table-cell office:value-type="float" office:value="1.1826">
                <text:p>1.1826</text:p>
              </table:table-cell>
              <table:table-cell office:value-type="float" office:value="1.202771">
                <text:p>1.202771</text:p>
              </table:table-cell>
              <table:table-cell office:value-type="float" office:value="1.272973">
                <text:p>1.272973</text:p>
              </table:table-cell>
              <table:table-cell office:value-type="float" office:value="1.437625">
                <text:p>1.437625</text:p>
              </table:table-cell>
              <table:table-cell office:value-type="float" office:value="1.437625">
                <text:p>1.437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6437">
                <text:p>1.176437</text:p>
              </table:table-cell>
              <table:table-cell office:value-type="float" office:value="1.176437">
                <text:p>1.176437</text:p>
              </table:table-cell>
              <table:table-cell office:value-type="float" office:value="1.41337">
                <text:p>1.41337</text:p>
              </table:table-cell>
              <table:table-cell office:value-type="float" office:value="1.401555">
                <text:p>1.401555</text:p>
              </table:table-cell>
              <table:table-cell office:value-type="float" office:value="1.512213">
                <text:p>1.512213</text:p>
              </table:table-cell>
              <table:table-cell office:value-type="float" office:value="1.692589">
                <text:p>1.692589</text:p>
              </table:table-cell>
              <table:table-cell office:value-type="float" office:value="1.692589">
                <text:p>1.692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37518">
                <text:p>1.137518</text:p>
              </table:table-cell>
              <table:table-cell office:value-type="float" office:value="1.137518">
                <text:p>1.137518</text:p>
              </table:table-cell>
              <table:table-cell office:value-type="float" office:value="1.137518">
                <text:p>1.137518</text:p>
              </table:table-cell>
              <table:table-cell office:value-type="float" office:value="1.351682">
                <text:p>1.351682</text:p>
              </table:table-cell>
              <table:table-cell office:value-type="float" office:value="1.97763">
                <text:p>1.97763</text:p>
              </table:table-cell>
              <table:table-cell office:value-type="float" office:value="1.760454">
                <text:p>1.760454</text:p>
              </table:table-cell>
              <table:table-cell office:value-type="float" office:value="1.757283">
                <text:p>1.757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792">
                <text:p>1.249792</text:p>
              </table:table-cell>
              <table:table-cell office:value-type="float" office:value="1.249792">
                <text:p>1.249792</text:p>
              </table:table-cell>
              <table:table-cell office:value-type="float" office:value="1.35014">
                <text:p>1.35014</text:p>
              </table:table-cell>
              <table:table-cell office:value-type="float" office:value="1.343774">
                <text:p>1.343774</text:p>
              </table:table-cell>
              <table:table-cell office:value-type="float" office:value="1.774225">
                <text:p>1.774225</text:p>
              </table:table-cell>
              <table:table-cell office:value-type="float" office:value="1.874388">
                <text:p>1.874388</text:p>
              </table:table-cell>
              <table:table-cell office:value-type="float" office:value="1.915873">
                <text:p>1.915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7289">
                <text:p>1.397289</text:p>
              </table:table-cell>
              <table:table-cell office:value-type="float" office:value="1.397289">
                <text:p>1.397289</text:p>
              </table:table-cell>
              <table:table-cell office:value-type="float" office:value="1.501127">
                <text:p>1.501127</text:p>
              </table:table-cell>
              <table:table-cell office:value-type="float" office:value="1.766885">
                <text:p>1.766885</text:p>
              </table:table-cell>
              <table:table-cell office:value-type="float" office:value="2.105768">
                <text:p>2.105768</text:p>
              </table:table-cell>
              <table:table-cell office:value-type="float" office:value="2.204301">
                <text:p>2.204301</text:p>
              </table:table-cell>
              <table:table-cell office:value-type="float" office:value="2.204301">
                <text:p>2.204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36">
                <text:p>1.3636</text:p>
              </table:table-cell>
              <table:table-cell office:value-type="float" office:value="1.3636">
                <text:p>1.3636</text:p>
              </table:table-cell>
              <table:table-cell office:value-type="float" office:value="1.464187">
                <text:p>1.464187</text:p>
              </table:table-cell>
              <table:table-cell office:value-type="float" office:value="1.683872">
                <text:p>1.683872</text:p>
              </table:table-cell>
              <table:table-cell office:value-type="float" office:value="1.821718">
                <text:p>1.821718</text:p>
              </table:table-cell>
              <table:table-cell office:value-type="float" office:value="1.912651">
                <text:p>1.912651</text:p>
              </table:table-cell>
              <table:table-cell office:value-type="float" office:value="1.915031">
                <text:p>1.915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002633">
                <text:p>1.002633</text:p>
              </table:table-cell>
              <table:table-cell office:value-type="float" office:value="1">
                <text:p>1</text:p>
              </table:table-cell>
              <table:table-cell office:value-type="float" office:value="1.078017">
                <text:p>1.078017</text:p>
              </table:table-cell>
              <table:table-cell office:value-type="float" office:value="1.127987">
                <text:p>1.127987</text:p>
              </table:table-cell>
              <table:table-cell office:value-type="float" office:value="1.127987">
                <text:p>1.127987</text:p>
              </table:table-cell>
              <table:table-cell office:value-type="float" office:value="1.127987">
                <text:p>1.127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9879">
                <text:p>1.199879</text:p>
              </table:table-cell>
              <table:table-cell office:value-type="float" office:value="1.199879">
                <text:p>1.199879</text:p>
              </table:table-cell>
              <table:table-cell office:value-type="float" office:value="1.199879">
                <text:p>1.199879</text:p>
              </table:table-cell>
              <table:table-cell office:value-type="float" office:value="1.437889">
                <text:p>1.437889</text:p>
              </table:table-cell>
              <table:table-cell office:value-type="float" office:value="1.446579">
                <text:p>1.446579</text:p>
              </table:table-cell>
              <table:table-cell office:value-type="float" office:value="1.605003">
                <text:p>1.605003</text:p>
              </table:table-cell>
              <table:table-cell office:value-type="float" office:value="1.605003">
                <text:p>1.60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2431">
                <text:p>1.422431</text:p>
              </table:table-cell>
              <table:table-cell office:value-type="float" office:value="1.422431">
                <text:p>1.422431</text:p>
              </table:table-cell>
              <table:table-cell office:value-type="float" office:value="1.743323">
                <text:p>1.743323</text:p>
              </table:table-cell>
              <table:table-cell office:value-type="float" office:value="1.562761">
                <text:p>1.562761</text:p>
              </table:table-cell>
              <table:table-cell office:value-type="float" office:value="1.814459">
                <text:p>1.814459</text:p>
              </table:table-cell>
              <table:table-cell office:value-type="float" office:value="1.928685">
                <text:p>1.928685</text:p>
              </table:table-cell>
              <table:table-cell office:value-type="float" office:value="2.018357">
                <text:p>2.018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324">
                <text:p>1.05324</text:p>
              </table:table-cell>
              <table:table-cell office:value-type="float" office:value="1.05324">
                <text:p>1.05324</text:p>
              </table:table-cell>
              <table:table-cell office:value-type="float" office:value="1.132067">
                <text:p>1.132067</text:p>
              </table:table-cell>
              <table:table-cell office:value-type="float" office:value="1.063897">
                <text:p>1.063897</text:p>
              </table:table-cell>
              <table:table-cell office:value-type="float" office:value="1.234766">
                <text:p>1.234766</text:p>
              </table:table-cell>
              <table:table-cell office:value-type="float" office:value="1.177839">
                <text:p>1.177839</text:p>
              </table:table-cell>
              <table:table-cell office:value-type="float" office:value="1.172513">
                <text:p>1.172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17583">
                <text:p>1.117583</text:p>
              </table:table-cell>
              <table:table-cell office:value-type="float" office:value="1.913414">
                <text:p>1.913414</text:p>
              </table:table-cell>
              <table:table-cell office:value-type="float" office:value="1.806334">
                <text:p>1.806334</text:p>
              </table:table-cell>
              <table:table-cell office:value-type="float" office:value="1.799752">
                <text:p>1.799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3237">
                <text:p>1.293237</text:p>
              </table:table-cell>
              <table:table-cell office:value-type="float" office:value="1.293237">
                <text:p>1.293237</text:p>
              </table:table-cell>
              <table:table-cell office:value-type="float" office:value="1.437313">
                <text:p>1.437313</text:p>
              </table:table-cell>
              <table:table-cell office:value-type="float" office:value="1.616817">
                <text:p>1.616817</text:p>
              </table:table-cell>
              <table:table-cell office:value-type="float" office:value="2.044753">
                <text:p>2.044753</text:p>
              </table:table-cell>
              <table:table-cell office:value-type="float" office:value="1.943536">
                <text:p>1.943536</text:p>
              </table:table-cell>
              <table:table-cell office:value-type="float" office:value="1.95156">
                <text:p>1.95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1782">
                <text:p>1.211782</text:p>
              </table:table-cell>
              <table:table-cell office:value-type="float" office:value="1.211782">
                <text:p>1.211782</text:p>
              </table:table-cell>
              <table:table-cell office:value-type="float" office:value="1.323084">
                <text:p>1.323084</text:p>
              </table:table-cell>
              <table:table-cell office:value-type="float" office:value="1.444226">
                <text:p>1.444226</text:p>
              </table:table-cell>
              <table:table-cell office:value-type="float" office:value="1.938549">
                <text:p>1.938549</text:p>
              </table:table-cell>
              <table:table-cell office:value-type="float" office:value="1.849012">
                <text:p>1.849012</text:p>
              </table:table-cell>
              <table:table-cell office:value-type="float" office:value="1.849012">
                <text:p>1.849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7852">
                <text:p>1.087852</text:p>
              </table:table-cell>
              <table:table-cell office:value-type="float" office:value="1.087852">
                <text:p>1.087852</text:p>
              </table:table-cell>
              <table:table-cell office:value-type="float" office:value="1.009721">
                <text:p>1.009721</text:p>
              </table:table-cell>
              <table:table-cell office:value-type="float" office:value="1.176632">
                <text:p>1.176632</text:p>
              </table:table-cell>
              <table:table-cell office:value-type="float" office:value="1.176632">
                <text:p>1.176632</text:p>
              </table:table-cell>
              <table:table-cell office:value-type="float" office:value="1.206978">
                <text:p>1.206978</text:p>
              </table:table-cell>
              <table:table-cell office:value-type="float" office:value="1.206978">
                <text:p>1.206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3833">
                <text:p>1.103833</text:p>
              </table:table-cell>
              <table:table-cell office:value-type="float" office:value="1.103833">
                <text:p>1.103833</text:p>
              </table:table-cell>
              <table:table-cell office:value-type="float" office:value="1.389317">
                <text:p>1.389317</text:p>
              </table:table-cell>
              <table:table-cell office:value-type="float" office:value="1.423113">
                <text:p>1.423113</text:p>
              </table:table-cell>
              <table:table-cell office:value-type="float" office:value="1.907576">
                <text:p>1.907576</text:p>
              </table:table-cell>
              <table:table-cell office:value-type="float" office:value="2.063007">
                <text:p>2.063007</text:p>
              </table:table-cell>
              <table:table-cell office:value-type="float" office:value="2.063007">
                <text:p>2.063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9995">
                <text:p>1.219995</text:p>
              </table:table-cell>
              <table:table-cell office:value-type="float" office:value="1.219995">
                <text:p>1.219995</text:p>
              </table:table-cell>
              <table:table-cell office:value-type="float" office:value="1.376615">
                <text:p>1.376615</text:p>
              </table:table-cell>
              <table:table-cell office:value-type="float" office:value="1.318989">
                <text:p>1.318989</text:p>
              </table:table-cell>
              <table:table-cell office:value-type="float" office:value="1.54701">
                <text:p>1.54701</text:p>
              </table:table-cell>
              <table:table-cell office:value-type="float" office:value="1.68278">
                <text:p>1.68278</text:p>
              </table:table-cell>
              <table:table-cell office:value-type="float" office:value="1.702334">
                <text:p>1.702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816">
                <text:p>1.03816</text:p>
              </table:table-cell>
              <table:table-cell office:value-type="float" office:value="1.03816">
                <text:p>1.03816</text:p>
              </table:table-cell>
              <table:table-cell office:value-type="float" office:value="1.158298">
                <text:p>1.158298</text:p>
              </table:table-cell>
              <table:table-cell office:value-type="float" office:value="1.119228">
                <text:p>1.119228</text:p>
              </table:table-cell>
              <table:table-cell office:value-type="float" office:value="1.706075">
                <text:p>1.706075</text:p>
              </table:table-cell>
              <table:table-cell office:value-type="float" office:value="1.775003">
                <text:p>1.775003</text:p>
              </table:table-cell>
              <table:table-cell office:value-type="float" office:value="1.615718">
                <text:p>1.615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0533">
                <text:p>1.10533</text:p>
              </table:table-cell>
              <table:table-cell office:value-type="float" office:value="1.10533">
                <text:p>1.10533</text:p>
              </table:table-cell>
              <table:table-cell office:value-type="float" office:value="1.367067">
                <text:p>1.367067</text:p>
              </table:table-cell>
              <table:table-cell office:value-type="float" office:value="1.351539">
                <text:p>1.351539</text:p>
              </table:table-cell>
              <table:table-cell office:value-type="float" office:value="2.035134">
                <text:p>2.035134</text:p>
              </table:table-cell>
              <table:table-cell office:value-type="float" office:value="1.915079">
                <text:p>1.915079</text:p>
              </table:table-cell>
              <table:table-cell office:value-type="float" office:value="1.933579">
                <text:p>1.933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1755">
                <text:p>1.11755</text:p>
              </table:table-cell>
              <table:table-cell office:value-type="float" office:value="1.076038">
                <text:p>1.076038</text:p>
              </table:table-cell>
              <table:table-cell office:value-type="float" office:value="1.827359">
                <text:p>1.827359</text:p>
              </table:table-cell>
              <table:table-cell office:value-type="float" office:value="1.49904">
                <text:p>1.49904</text:p>
              </table:table-cell>
              <table:table-cell office:value-type="float" office:value="1.87447">
                <text:p>1.87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8706">
                <text:p>1.158706</text:p>
              </table:table-cell>
              <table:table-cell office:value-type="float" office:value="1.158706">
                <text:p>1.158706</text:p>
              </table:table-cell>
              <table:table-cell office:value-type="float" office:value="1.158706">
                <text:p>1.158706</text:p>
              </table:table-cell>
              <table:table-cell office:value-type="float" office:value="1.232042">
                <text:p>1.232042</text:p>
              </table:table-cell>
              <table:table-cell office:value-type="float" office:value="1.327408">
                <text:p>1.327408</text:p>
              </table:table-cell>
              <table:table-cell office:value-type="float" office:value="1.223733">
                <text:p>1.223733</text:p>
              </table:table-cell>
              <table:table-cell office:value-type="float" office:value="1.223733">
                <text:p>1.223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2054">
                <text:p>1.182054</text:p>
              </table:table-cell>
              <table:table-cell office:value-type="float" office:value="1.186573">
                <text:p>1.186573</text:p>
              </table:table-cell>
              <table:table-cell office:value-type="float" office:value="1.580102">
                <text:p>1.580102</text:p>
              </table:table-cell>
              <table:table-cell office:value-type="float" office:value="1.469113">
                <text:p>1.469113</text:p>
              </table:table-cell>
              <table:table-cell office:value-type="float" office:value="2.153416">
                <text:p>2.153416</text:p>
              </table:table-cell>
              <table:table-cell office:value-type="float" office:value="2.043936">
                <text:p>2.043936</text:p>
              </table:table-cell>
              <table:table-cell office:value-type="float" office:value="2.043936">
                <text:p>2.043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8215">
                <text:p>1.098215</text:p>
              </table:table-cell>
              <table:table-cell office:value-type="float" office:value="1.098215">
                <text:p>1.098215</text:p>
              </table:table-cell>
              <table:table-cell office:value-type="float" office:value="1.20458">
                <text:p>1.20458</text:p>
              </table:table-cell>
              <table:table-cell office:value-type="float" office:value="1.249674">
                <text:p>1.249674</text:p>
              </table:table-cell>
              <table:table-cell office:value-type="float" office:value="1.556602">
                <text:p>1.556602</text:p>
              </table:table-cell>
              <table:table-cell office:value-type="float" office:value="1.34729">
                <text:p>1.34729</text:p>
              </table:table-cell>
              <table:table-cell office:value-type="float" office:value="1.34729">
                <text:p>1.34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2944">
                <text:p>1.082944</text:p>
              </table:table-cell>
              <table:table-cell office:value-type="float" office:value="1.082944">
                <text:p>1.082944</text:p>
              </table:table-cell>
              <table:table-cell office:value-type="float" office:value="1.156186">
                <text:p>1.156186</text:p>
              </table:table-cell>
              <table:table-cell office:value-type="float" office:value="1.264288">
                <text:p>1.264288</text:p>
              </table:table-cell>
              <table:table-cell office:value-type="float" office:value="1.741666">
                <text:p>1.741666</text:p>
              </table:table-cell>
              <table:table-cell office:value-type="float" office:value="1.814452">
                <text:p>1.814452</text:p>
              </table:table-cell>
              <table:table-cell office:value-type="float" office:value="1.814452">
                <text:p>1.814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7404">
                <text:p>1.187404</text:p>
              </table:table-cell>
              <table:table-cell office:value-type="float" office:value="1.187404">
                <text:p>1.187404</text:p>
              </table:table-cell>
              <table:table-cell office:value-type="float" office:value="1.187404">
                <text:p>1.187404</text:p>
              </table:table-cell>
              <table:table-cell office:value-type="float" office:value="1.364087">
                <text:p>1.364087</text:p>
              </table:table-cell>
              <table:table-cell office:value-type="float" office:value="1.618423">
                <text:p>1.618423</text:p>
              </table:table-cell>
              <table:table-cell office:value-type="float" office:value="1.411808">
                <text:p>1.411808</text:p>
              </table:table-cell>
              <table:table-cell office:value-type="float" office:value="1.411808">
                <text:p>1.411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2372">
                <text:p>1.232372</text:p>
              </table:table-cell>
              <table:table-cell office:value-type="float" office:value="1.232372">
                <text:p>1.232372</text:p>
              </table:table-cell>
              <table:table-cell office:value-type="float" office:value="1.536631">
                <text:p>1.536631</text:p>
              </table:table-cell>
              <table:table-cell office:value-type="float" office:value="1.62124">
                <text:p>1.62124</text:p>
              </table:table-cell>
              <table:table-cell office:value-type="float" office:value="1.930563">
                <text:p>1.930563</text:p>
              </table:table-cell>
              <table:table-cell office:value-type="float" office:value="2.046174">
                <text:p>2.046174</text:p>
              </table:table-cell>
              <table:table-cell office:value-type="float" office:value="2.046174">
                <text:p>2.046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9013">
                <text:p>1.159013</text:p>
              </table:table-cell>
              <table:table-cell office:value-type="float" office:value="1.159013">
                <text:p>1.159013</text:p>
              </table:table-cell>
              <table:table-cell office:value-type="float" office:value="1.880105">
                <text:p>1.880105</text:p>
              </table:table-cell>
              <table:table-cell office:value-type="float" office:value="1.94848">
                <text:p>1.94848</text:p>
              </table:table-cell>
              <table:table-cell office:value-type="float" office:value="2.206151">
                <text:p>2.206151</text:p>
              </table:table-cell>
              <table:table-cell office:value-type="float" office:value="2.29338">
                <text:p>2.29338</text:p>
              </table:table-cell>
              <table:table-cell office:value-type="float" office:value="2.29338">
                <text:p>2.29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1509">
                <text:p>1.101509</text:p>
              </table:table-cell>
              <table:table-cell office:value-type="float" office:value="1.101509">
                <text:p>1.101509</text:p>
              </table:table-cell>
              <table:table-cell office:value-type="float" office:value="1.121873">
                <text:p>1.121873</text:p>
              </table:table-cell>
              <table:table-cell office:value-type="float" office:value="1.111026">
                <text:p>1.111026</text:p>
              </table:table-cell>
              <table:table-cell office:value-type="float" office:value="1.522058">
                <text:p>1.522058</text:p>
              </table:table-cell>
              <table:table-cell office:value-type="float" office:value="1.467973">
                <text:p>1.467973</text:p>
              </table:table-cell>
              <table:table-cell office:value-type="float" office:value="1.449057">
                <text:p>1.449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62243">
                <text:p>1.362243</text:p>
              </table:table-cell>
              <table:table-cell office:value-type="float" office:value="1.362243">
                <text:p>1.362243</text:p>
              </table:table-cell>
              <table:table-cell office:value-type="float" office:value="1.518536">
                <text:p>1.518536</text:p>
              </table:table-cell>
              <table:table-cell office:value-type="float" office:value="1.724138">
                <text:p>1.724138</text:p>
              </table:table-cell>
              <table:table-cell office:value-type="float" office:value="2.042142">
                <text:p>2.042142</text:p>
              </table:table-cell>
              <table:table-cell office:value-type="float" office:value="1.953702">
                <text:p>1.953702</text:p>
              </table:table-cell>
              <table:table-cell office:value-type="float" office:value="1.935959">
                <text:p>1.935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94245">
                <text:p>1.294245</text:p>
              </table:table-cell>
              <table:table-cell office:value-type="float" office:value="1.082017">
                <text:p>1.082017</text:p>
              </table:table-cell>
              <table:table-cell office:value-type="float" office:value="1.374856">
                <text:p>1.374856</text:p>
              </table:table-cell>
              <table:table-cell office:value-type="float" office:value="1.248213">
                <text:p>1.248213</text:p>
              </table:table-cell>
              <table:table-cell office:value-type="float" office:value="1.248213">
                <text:p>1.248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3906">
                <text:p>1.013906</text:p>
              </table:table-cell>
              <table:table-cell office:value-type="float" office:value="1.013906">
                <text:p>1.013906</text:p>
              </table:table-cell>
              <table:table-cell office:value-type="float" office:value="1.188987">
                <text:p>1.188987</text:p>
              </table:table-cell>
              <table:table-cell office:value-type="float" office:value="1.216033">
                <text:p>1.216033</text:p>
              </table:table-cell>
              <table:table-cell office:value-type="float" office:value="1.36777">
                <text:p>1.36777</text:p>
              </table:table-cell>
              <table:table-cell office:value-type="float" office:value="1.407705">
                <text:p>1.407705</text:p>
              </table:table-cell>
              <table:table-cell office:value-type="float" office:value="1.407705">
                <text:p>1.407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